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officeooo:rsid="000d3c50" officeooo:paragraph-rsid="000d3c50"/>
    </style:style>
    <style:style style:name="P2" style:family="paragraph" style:parent-style-name="Text_20_body">
      <style:text-properties officeooo:rsid="000d3c50" officeooo:paragraph-rsid="000ea7dd"/>
    </style:style>
    <style:style style:name="P3" style:family="paragraph" style:parent-style-name="Text_20_body">
      <style:text-properties officeooo:paragraph-rsid="000d3c50"/>
    </style:style>
    <style:style style:name="P4" style:family="paragraph" style:parent-style-name="Text_20_body">
      <style:text-properties officeooo:rsid="000ea7dd" officeooo:paragraph-rsid="000ea7dd"/>
    </style:style>
    <style:style style:name="P5" style:family="paragraph" style:parent-style-name="Text_20_body">
      <style:text-properties officeooo:rsid="000f7ea9" officeooo:paragraph-rsid="000f7ea9"/>
    </style:style>
    <style:style style:name="P6" style:family="paragraph" style:parent-style-name="Text_20_body">
      <style:text-properties officeooo:rsid="000fb2d4" officeooo:paragraph-rsid="000fb2d4"/>
    </style:style>
    <style:style style:name="P7" style:family="paragraph" style:parent-style-name="Text_20_body">
      <style:text-properties officeooo:paragraph-rsid="000fb2d4"/>
    </style:style>
    <style:style style:name="P8" style:family="paragraph" style:parent-style-name="Text_20_body">
      <style:text-properties officeooo:paragraph-rsid="00114b53"/>
    </style:style>
    <style:style style:name="P9" style:family="paragraph" style:parent-style-name="Text_20_body">
      <style:text-properties officeooo:rsid="00114b53" officeooo:paragraph-rsid="00114b53"/>
    </style:style>
    <style:style style:name="P10" style:family="paragraph" style:parent-style-name="Text_20_body">
      <style:text-properties fo:font-style="normal" officeooo:rsid="001945ba" officeooo:paragraph-rsid="001945ba" style:font-style-asian="normal" style:font-style-complex="normal"/>
    </style:style>
    <style:style style:name="P11" style:family="paragraph" style:parent-style-name="Text_20_body">
      <style:text-properties fo:font-style="normal" officeooo:rsid="001945ba" officeooo:paragraph-rsid="00235ad3" style:font-style-asian="normal" style:font-style-complex="normal"/>
    </style:style>
    <style:style style:name="P12" style:family="paragraph" style:parent-style-name="Text_20_body">
      <style:text-properties fo:font-style="normal" officeooo:rsid="001945ba" officeooo:paragraph-rsid="00176ce0" style:font-style-asian="normal" style:font-style-complex="normal"/>
    </style:style>
    <style:style style:name="P13" style:family="paragraph" style:parent-style-name="Text_20_body">
      <style:text-properties fo:font-style="normal" officeooo:rsid="001be0e2" officeooo:paragraph-rsid="001db63d" style:font-style-asian="normal" style:font-style-complex="normal"/>
    </style:style>
    <style:style style:name="P14" style:family="paragraph" style:parent-style-name="Text_20_body">
      <style:text-properties fo:font-style="normal" officeooo:rsid="00255d0b" style:font-style-asian="normal" style:font-style-complex="normal"/>
    </style:style>
    <style:style style:name="P15" style:family="paragraph" style:parent-style-name="Text_20_body">
      <style:text-properties fo:font-style="normal" officeooo:rsid="00255d0b" officeooo:paragraph-rsid="00255d0b" style:font-style-asian="normal" style:font-style-complex="normal"/>
    </style:style>
    <style:style style:name="P16" style:family="paragraph" style:parent-style-name="Text_20_body">
      <style:text-properties fo:font-style="normal" officeooo:rsid="0026f3dc" officeooo:paragraph-rsid="0026f3dc" style:font-style-asian="normal" style:font-style-complex="normal"/>
    </style:style>
    <style:style style:name="P17" style:family="paragraph" style:parent-style-name="Text_20_body">
      <style:text-properties fo:font-style="normal" officeooo:rsid="001f4285" officeooo:paragraph-rsid="001f4285" style:font-style-asian="normal" style:font-style-complex="normal"/>
    </style:style>
    <style:style style:name="P18" style:family="paragraph" style:parent-style-name="Text_20_body">
      <style:text-properties fo:font-style="normal" officeooo:rsid="00296399" officeooo:paragraph-rsid="00296399" style:font-style-asian="normal" style:font-style-complex="normal"/>
    </style:style>
    <style:style style:name="P19" style:family="paragraph" style:parent-style-name="Text_20_body">
      <style:text-properties fo:font-style="normal" officeooo:rsid="002b2a8d" officeooo:paragraph-rsid="002b2a8d" style:font-style-asian="normal" style:font-style-complex="normal"/>
    </style:style>
    <style:style style:name="P20" style:family="paragraph" style:parent-style-name="Text_20_body">
      <style:text-properties officeooo:rsid="001be0e2" officeooo:paragraph-rsid="001be0e2"/>
    </style:style>
    <style:style style:name="P21" style:family="paragraph" style:parent-style-name="Text_20_body">
      <style:text-properties officeooo:rsid="001be0e2" officeooo:paragraph-rsid="001db63d"/>
    </style:style>
    <style:style style:name="P22" style:family="paragraph" style:parent-style-name="Text_20_body">
      <style:text-properties officeooo:rsid="001a6684" officeooo:paragraph-rsid="001a6684"/>
    </style:style>
    <style:style style:name="P23" style:family="paragraph" style:parent-style-name="Text_20_body">
      <style:text-properties officeooo:paragraph-rsid="00235ad3"/>
    </style:style>
    <style:style style:name="P24" style:family="paragraph" style:parent-style-name="Text_20_body">
      <style:text-properties officeooo:rsid="00237d82" officeooo:paragraph-rsid="00237d82"/>
    </style:style>
    <style:style style:name="P25" style:family="paragraph" style:parent-style-name="Text_20_body">
      <style:text-properties officeooo:rsid="00255d0b" officeooo:paragraph-rsid="00255d0b"/>
    </style:style>
    <style:style style:name="P26" style:family="paragraph" style:parent-style-name="Text_20_body">
      <style:text-properties officeooo:rsid="00296399" officeooo:paragraph-rsid="00296399"/>
    </style:style>
    <style:style style:name="P27" style:family="paragraph" style:parent-style-name="Text_20_body">
      <style:text-properties officeooo:rsid="002b2a8d" officeooo:paragraph-rsid="002b2a8d"/>
    </style:style>
    <style:style style:name="P28" style:family="paragraph" style:parent-style-name="Text_20_body">
      <style:text-properties officeooo:rsid="0026f3dc"/>
    </style:style>
    <style:style style:name="P29" style:family="paragraph" style:parent-style-name="Text_20_body">
      <style:text-properties officeooo:paragraph-rsid="002ffd33"/>
    </style:style>
    <style:style style:name="P30" style:family="paragraph" style:parent-style-name="Text_20_body">
      <style:text-properties officeooo:paragraph-rsid="0034f321"/>
    </style:style>
    <style:style style:name="P31" style:family="paragraph" style:parent-style-name="Text_20_body">
      <style:text-properties officeooo:paragraph-rsid="002b2a8d"/>
    </style:style>
    <style:style style:name="P32" style:family="paragraph" style:parent-style-name="Text_20_body">
      <style:text-properties officeooo:rsid="003a12d5" officeooo:paragraph-rsid="003a12d5"/>
    </style:style>
    <style:style style:name="P33" style:family="paragraph" style:parent-style-name="Text_20_body">
      <style:text-properties officeooo:rsid="003a64c6" officeooo:paragraph-rsid="003a64c6"/>
    </style:style>
    <style:style style:name="P34" style:family="paragraph" style:parent-style-name="Text_20_body">
      <style:text-properties officeooo:rsid="003aa970" officeooo:paragraph-rsid="003aa970"/>
    </style:style>
    <style:style style:name="P35" style:family="paragraph" style:parent-style-name="Text_20_body">
      <style:text-properties officeooo:rsid="003ac123" officeooo:paragraph-rsid="003ac123"/>
    </style:style>
    <style:style style:name="P36" style:family="paragraph" style:parent-style-name="Text_20_body">
      <style:text-properties officeooo:rsid="003c9dca" officeooo:paragraph-rsid="003c9dca"/>
    </style:style>
    <style:style style:name="P37" style:family="paragraph" style:parent-style-name="Text_20_body">
      <style:text-properties officeooo:rsid="003eda0c" officeooo:paragraph-rsid="003eda0c"/>
    </style:style>
    <style:style style:name="P38" style:family="paragraph" style:parent-style-name="Text_20_body">
      <style:text-properties officeooo:rsid="004060c7" officeooo:paragraph-rsid="004060c7"/>
    </style:style>
    <style:style style:name="P39" style:family="paragraph" style:parent-style-name="Text_20_body">
      <style:paragraph-properties fo:line-height="100%"/>
      <style:text-properties officeooo:rsid="00406a51" officeooo:paragraph-rsid="00406a51"/>
    </style:style>
    <style:style style:name="P40" style:family="paragraph" style:parent-style-name="Text_20_body">
      <style:paragraph-properties fo:line-height="100%"/>
      <style:text-properties officeooo:rsid="00406a51" officeooo:paragraph-rsid="00412ae8"/>
    </style:style>
    <style:style style:name="P41" style:family="paragraph" style:parent-style-name="Text_20_body">
      <style:paragraph-properties fo:line-height="100%"/>
      <style:text-properties officeooo:rsid="00412ae8" officeooo:paragraph-rsid="00412ae8"/>
    </style:style>
    <style:style style:name="P42" style:family="paragraph" style:parent-style-name="Text_20_body">
      <style:paragraph-properties fo:line-height="100%"/>
      <style:text-properties officeooo:rsid="0042427c" officeooo:paragraph-rsid="0042427c"/>
    </style:style>
    <style:style style:name="P43" style:family="paragraph" style:parent-style-name="Text_20_body">
      <style:text-properties officeooo:rsid="0043a721" officeooo:paragraph-rsid="0043a721"/>
    </style:style>
    <style:style style:name="P44" style:family="paragraph" style:parent-style-name="Text_20_body">
      <style:text-properties officeooo:paragraph-rsid="0043a721"/>
    </style:style>
    <style:style style:name="P45" style:family="paragraph" style:parent-style-name="Text_20_body">
      <style:text-properties officeooo:rsid="00451647" officeooo:paragraph-rsid="00451647"/>
    </style:style>
    <style:style style:name="P46" style:family="paragraph" style:parent-style-name="Text_20_body">
      <style:text-properties officeooo:paragraph-rsid="00451647"/>
    </style:style>
    <style:style style:name="P47" style:family="paragraph" style:parent-style-name="Subtitle">
      <style:text-properties officeooo:rsid="000d3c50" officeooo:paragraph-rsid="000d3c50"/>
    </style:style>
    <style:style style:name="P48" style:family="paragraph" style:parent-style-name="Text_20_body">
      <style:paragraph-properties fo:break-before="page"/>
      <style:text-properties fo:font-style="normal" officeooo:rsid="001945ba" officeooo:paragraph-rsid="001945ba" style:font-style-asian="normal" style:font-style-complex="normal"/>
    </style:style>
    <style:style style:name="P49" style:family="paragraph" style:parent-style-name="Text_20_body">
      <style:paragraph-properties fo:break-before="page"/>
      <style:text-properties officeooo:rsid="00237d82" officeooo:paragraph-rsid="00237d82"/>
    </style:style>
    <style:style style:name="P50" style:family="paragraph" style:parent-style-name="Text_20_body">
      <style:paragraph-properties fo:margin-left="0.4925in" fo:margin-right="0in" fo:text-indent="0in" style:auto-text-indent="false"/>
    </style:style>
    <style:style style:name="P51" style:family="paragraph" style:parent-style-name="Text_20_body">
      <style:paragraph-properties fo:margin-left="0.4925in" fo:margin-right="0in" fo:text-indent="0in" style:auto-text-indent="false"/>
      <style:text-properties officeooo:rsid="00255d0b" officeooo:paragraph-rsid="00255d0b"/>
    </style:style>
    <style:style style:name="P52" style:family="paragraph" style:parent-style-name="Text_20_body">
      <style:paragraph-properties fo:margin-left="0.4925in" fo:margin-right="0in" fo:text-indent="0in" style:auto-text-indent="false"/>
      <style:text-properties officeooo:rsid="00255d0b" officeooo:paragraph-rsid="0026f3dc"/>
    </style:style>
    <style:style style:name="P53" style:family="paragraph" style:parent-style-name="Text_20_body">
      <style:paragraph-properties fo:margin-left="0.4925in" fo:margin-right="0in" fo:text-indent="0in" style:auto-text-indent="false"/>
      <style:text-properties officeooo:paragraph-rsid="0026f3dc"/>
    </style:style>
    <style:style style:name="P54" style:family="paragraph" style:parent-style-name="Text_20_body">
      <style:paragraph-properties fo:margin-left="0in" fo:margin-right="0in" fo:text-indent="0in" style:auto-text-indent="false"/>
      <style:text-properties officeooo:rsid="00255d0b" officeooo:paragraph-rsid="00255d0b"/>
    </style:style>
    <style:style style:name="P55" style:family="paragraph" style:parent-style-name="Text_20_body">
      <style:paragraph-properties fo:margin-left="0in" fo:margin-right="0in" fo:text-indent="0in" style:auto-text-indent="false"/>
      <style:text-properties officeooo:rsid="00255d0b" officeooo:paragraph-rsid="0026f3dc"/>
    </style:style>
    <style:style style:name="P56" style:family="paragraph" style:parent-style-name="Text_20_body">
      <style:paragraph-properties fo:margin-left="0in" fo:margin-right="0in" fo:text-indent="0in" style:auto-text-indent="false"/>
      <style:text-properties officeooo:rsid="0026f3dc" officeooo:paragraph-rsid="0026f3dc"/>
    </style:style>
    <style:style style:name="P57" style:family="paragraph" style:parent-style-name="Text_20_body" style:list-style-name="L1">
      <style:text-properties officeooo:paragraph-rsid="00114b53"/>
    </style:style>
    <style:style style:name="P58" style:family="paragraph" style:parent-style-name="Text_20_body" style:list-style-name="L1">
      <style:text-properties officeooo:paragraph-rsid="00146bb3"/>
    </style:style>
    <style:style style:name="P59" style:family="paragraph" style:parent-style-name="Text_20_body" style:list-style-name="L1">
      <style:text-properties officeooo:paragraph-rsid="0015a187"/>
    </style:style>
    <style:style style:name="P60" style:family="paragraph" style:parent-style-name="Text_20_body" style:list-style-name="L1">
      <style:text-properties officeooo:paragraph-rsid="00176ce0"/>
    </style:style>
    <style:style style:name="P61" style:family="paragraph" style:parent-style-name="Text_20_body" style:list-style-name="L2">
      <style:text-properties officeooo:rsid="001be0e2" officeooo:paragraph-rsid="001be0e2"/>
    </style:style>
    <style:style style:name="P62" style:family="paragraph" style:parent-style-name="Text_20_body" style:list-style-name="L3">
      <style:text-properties officeooo:rsid="001be0e2" officeooo:paragraph-rsid="001be0e2"/>
    </style:style>
    <style:style style:name="P63" style:family="paragraph" style:parent-style-name="Text_20_body" style:list-style-name="L2">
      <style:text-properties officeooo:rsid="001a6684" officeooo:paragraph-rsid="001a6684"/>
    </style:style>
    <style:style style:name="P64" style:family="paragraph" style:parent-style-name="Text_20_body" style:list-style-name="L2">
      <style:text-properties officeooo:rsid="001ed4ca" officeooo:paragraph-rsid="001ed4ca"/>
    </style:style>
    <style:style style:name="P65" style:family="paragraph" style:parent-style-name="Text_20_body">
      <style:text-properties fo:font-style="normal" officeooo:rsid="003a12d5" officeooo:paragraph-rsid="003a12d5" style:font-style-asian="normal" style:font-style-complex="normal"/>
    </style:style>
    <style:style style:name="P66" style:family="paragraph" style:parent-style-name="Text_20_body">
      <style:text-properties fo:font-style="normal" officeooo:rsid="003a64c6" officeooo:paragraph-rsid="003a64c6" style:font-style-asian="normal" style:font-style-complex="normal"/>
    </style:style>
    <style:style style:name="P67" style:family="paragraph" style:parent-style-name="Text_20_body">
      <style:text-properties fo:font-style="normal" officeooo:rsid="003aa970" officeooo:paragraph-rsid="003aa970" style:font-style-asian="normal" style:font-style-complex="normal"/>
    </style:style>
    <style:style style:name="P68" style:family="paragraph" style:parent-style-name="Text_20_body">
      <style:text-properties fo:font-style="normal" officeooo:rsid="003c9dca" officeooo:paragraph-rsid="003c9dca" style:font-style-asian="normal" style:font-style-complex="normal"/>
    </style:style>
    <style:style style:name="P69" style:family="paragraph" style:parent-style-name="Text_20_body">
      <style:text-properties fo:font-style="normal" officeooo:rsid="0043a721" officeooo:paragraph-rsid="0043a721" style:font-style-asian="normal" style:font-style-complex="normal"/>
    </style:style>
    <style:style style:name="P70" style:family="paragraph" style:parent-style-name="Text_20_body">
      <style:text-properties fo:font-style="normal" officeooo:rsid="00451647" officeooo:paragraph-rsid="00451647" style:font-style-asian="normal" style:font-style-complex="normal"/>
    </style:style>
    <style:style style:name="P71" style:family="paragraph" style:parent-style-name="Text_20_body">
      <style:text-properties fo:font-style="normal" officeooo:rsid="00406a51" officeooo:paragraph-rsid="00406a51" style:font-style-asian="normal" style:font-style-complex="normal"/>
    </style:style>
    <style:style style:name="P72" style:family="paragraph" style:parent-style-name="Text_20_body">
      <style:text-properties fo:font-style="normal" officeooo:rsid="004978c2" officeooo:paragraph-rsid="004978c2" style:font-style-asian="normal" style:font-style-complex="normal"/>
    </style:style>
    <style:style style:name="P73" style:family="paragraph" style:parent-style-name="Text_20_body">
      <style:text-properties fo:font-style="normal" officeooo:rsid="004a691b" officeooo:paragraph-rsid="004a691b" style:font-style-asian="normal" style:font-style-complex="normal"/>
    </style:style>
    <style:style style:name="P74" style:family="paragraph" style:parent-style-name="Text_20_body">
      <style:text-properties fo:font-style="normal" officeooo:rsid="004b8ddd" officeooo:paragraph-rsid="004b8ddd" style:font-style-asian="normal" style:font-style-complex="normal"/>
    </style:style>
    <style:style style:name="P75" style:family="paragraph" style:parent-style-name="Text_20_body">
      <style:text-properties officeooo:paragraph-rsid="00114b53"/>
    </style:style>
    <style:style style:name="P76" style:family="paragraph" style:parent-style-name="Text_20_body">
      <style:text-properties officeooo:rsid="004978c2" officeooo:paragraph-rsid="004978c2"/>
    </style:style>
    <style:style style:name="P77" style:family="paragraph" style:parent-style-name="Text_20_body">
      <style:text-properties officeooo:rsid="004a691b" officeooo:paragraph-rsid="004a691b"/>
    </style:style>
    <style:style style:name="P78" style:family="paragraph" style:parent-style-name="Text_20_body">
      <style:text-properties officeooo:paragraph-rsid="004a691b"/>
    </style:style>
    <style:style style:name="P79" style:family="paragraph" style:parent-style-name="Text_20_body">
      <style:text-properties officeooo:rsid="004b8ddd" officeooo:paragraph-rsid="004b8ddd"/>
    </style:style>
    <style:style style:name="P80" style:family="paragraph" style:parent-style-name="Text_20_body">
      <style:paragraph-properties fo:break-before="page"/>
      <style:text-properties officeooo:paragraph-rsid="004a691b"/>
    </style:style>
    <style:style style:name="P81" style:family="paragraph" style:parent-style-name="Text_20_body">
      <style:paragraph-properties fo:break-before="page"/>
      <style:text-properties officeooo:rsid="004a691b" officeooo:paragraph-rsid="004a691b"/>
    </style:style>
    <style:style style:name="P82" style:family="paragraph" style:parent-style-name="Heading_20_1">
      <style:paragraph-properties fo:break-before="page"/>
      <style:text-properties officeooo:rsid="000d3c50" officeooo:paragraph-rsid="000d3c50"/>
    </style:style>
    <style:style style:name="P83" style:family="paragraph" style:parent-style-name="Heading_20_1">
      <style:paragraph-properties fo:break-before="page"/>
      <style:text-properties officeooo:rsid="00114b53" officeooo:paragraph-rsid="00114b53"/>
    </style:style>
    <style:style style:name="P84" style:family="paragraph" style:parent-style-name="Heading_20_3">
      <style:text-properties officeooo:rsid="002c68f0" officeooo:paragraph-rsid="0034f321"/>
    </style:style>
    <style:style style:name="P85" style:family="paragraph" style:parent-style-name="Heading_20_3">
      <style:paragraph-properties fo:break-before="page"/>
    </style:style>
    <style:style style:name="P86" style:family="paragraph" style:parent-style-name="Heading_20_3">
      <style:paragraph-properties fo:break-before="page"/>
      <style:text-properties officeooo:paragraph-rsid="0026f3dc"/>
    </style:style>
    <style:style style:name="P87" style:family="paragraph" style:parent-style-name="Heading_20_3">
      <style:paragraph-properties fo:break-before="page"/>
      <style:text-properties officeooo:rsid="002ffd33" officeooo:paragraph-rsid="002ffd33"/>
    </style:style>
    <style:style style:name="P88" style:family="paragraph" style:parent-style-name="Heading_20_3">
      <style:paragraph-properties fo:break-before="page"/>
      <style:text-properties officeooo:paragraph-rsid="003abb31"/>
    </style:style>
    <style:style style:name="P89" style:family="paragraph" style:parent-style-name="Heading_20_3">
      <style:paragraph-properties fo:break-before="page"/>
      <style:text-properties officeooo:rsid="002c68f0" officeooo:paragraph-rsid="0034f321"/>
    </style:style>
    <style:style style:name="T1" style:family="text">
      <style:text-properties officeooo:rsid="000f7ea9"/>
    </style:style>
    <style:style style:name="T2" style:family="text">
      <style:text-properties officeooo:rsid="000fb2d4"/>
    </style:style>
    <style:style style:name="T3" style:family="text">
      <style:text-properties officeooo:rsid="00114b53"/>
    </style:style>
    <style:style style:name="T4" style:family="text">
      <style:text-properties officeooo:rsid="00146bb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46bb3" style:font-style-asian="italic" style:font-style-complex="italic"/>
    </style:style>
    <style:style style:name="T7" style:family="text">
      <style:text-properties fo:font-style="italic" officeooo:rsid="00114b53" style:font-style-asian="italic" style:font-style-complex="italic"/>
    </style:style>
    <style:style style:name="T8" style:family="text">
      <style:text-properties fo:font-style="italic" officeooo:rsid="0015a187" style:font-style-asian="italic" style:font-style-complex="italic"/>
    </style:style>
    <style:style style:name="T9" style:family="text">
      <style:text-properties fo:font-style="italic" officeooo:rsid="00176ce0" style:font-style-asian="italic" style:font-style-complex="italic"/>
    </style:style>
    <style:style style:name="T10" style:family="text">
      <style:text-properties fo:font-style="italic" officeooo:rsid="001945ba" style:font-style-asian="italic" style:font-style-complex="italic"/>
    </style:style>
    <style:style style:name="T11" style:family="text">
      <style:text-properties fo:font-style="italic" officeooo:rsid="00255d0b" style:font-style-asian="italic" style:font-style-complex="italic"/>
    </style:style>
    <style:style style:name="T12" style:family="text">
      <style:text-properties fo:font-style="italic" officeooo:rsid="0026f3dc" style:font-style-asian="italic" style:font-style-complex="italic"/>
    </style:style>
    <style:style style:name="T13" style:family="text">
      <style:text-properties fo:font-style="italic" officeooo:rsid="00278101" style:font-style-asian="italic" style:font-style-complex="italic"/>
    </style:style>
    <style:style style:name="T14" style:family="text">
      <style:text-properties fo:font-style="italic" officeooo:rsid="003143fa" style:font-style-asian="italic" style:font-style-complex="italic"/>
    </style:style>
    <style:style style:name="T15" style:family="text">
      <style:text-properties fo:font-style="italic" officeooo:rsid="003abb31" style:font-style-asian="italic" style:font-style-complex="italic"/>
    </style:style>
    <style:style style:name="T16" style:family="text">
      <style:text-properties fo:font-style="italic" officeooo:rsid="0042427c" style:font-style-asian="italic" style:font-style-complex="italic"/>
    </style:style>
    <style:style style:name="T17" style:family="text">
      <style:text-properties fo:font-style="italic" officeooo:rsid="004867c4" style:font-style-asian="italic" style:font-style-complex="italic"/>
    </style:style>
    <style:style style:name="T18" style:family="text">
      <style:text-properties fo:font-style="italic" officeooo:rsid="004a691b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146bb3" style:font-style-asian="normal" style:font-style-complex="normal"/>
    </style:style>
    <style:style style:name="T21" style:family="text">
      <style:text-properties fo:font-style="normal" officeooo:rsid="00114b53" style:font-style-asian="normal" style:font-style-complex="normal"/>
    </style:style>
    <style:style style:name="T22" style:family="text">
      <style:text-properties fo:font-style="normal" officeooo:rsid="0015a187" style:font-style-asian="normal" style:font-style-complex="normal"/>
    </style:style>
    <style:style style:name="T23" style:family="text">
      <style:text-properties fo:font-style="normal" officeooo:rsid="00176ce0" style:font-style-asian="normal" style:font-style-complex="normal"/>
    </style:style>
    <style:style style:name="T24" style:family="text">
      <style:text-properties fo:font-style="normal" officeooo:rsid="001945ba" style:font-style-asian="normal" style:font-style-complex="normal"/>
    </style:style>
    <style:style style:name="T25" style:family="text">
      <style:text-properties fo:font-style="normal" officeooo:rsid="001a6684" style:font-style-asian="normal" style:font-style-complex="normal"/>
    </style:style>
    <style:style style:name="T26" style:family="text">
      <style:text-properties fo:font-style="normal" officeooo:rsid="001be0e2" style:font-style-asian="normal" style:font-style-complex="normal"/>
    </style:style>
    <style:style style:name="T27" style:family="text">
      <style:text-properties fo:font-style="normal" officeooo:rsid="001db63d" style:font-style-asian="normal" style:font-style-complex="normal"/>
    </style:style>
    <style:style style:name="T28" style:family="text">
      <style:text-properties fo:font-style="normal" officeooo:rsid="001ed4ca" style:font-style-asian="normal" style:font-style-complex="normal"/>
    </style:style>
    <style:style style:name="T29" style:family="text">
      <style:text-properties fo:font-style="normal" officeooo:rsid="0021e389" style:font-style-asian="normal" style:font-style-complex="normal"/>
    </style:style>
    <style:style style:name="T30" style:family="text">
      <style:text-properties fo:font-style="normal" officeooo:rsid="00235ad3" style:font-style-asian="normal" style:font-style-complex="normal"/>
    </style:style>
    <style:style style:name="T31" style:family="text">
      <style:text-properties fo:font-style="normal" officeooo:rsid="00255d0b" style:font-style-asian="normal" style:font-style-complex="normal"/>
    </style:style>
    <style:style style:name="T32" style:family="text">
      <style:text-properties fo:font-style="normal" officeooo:rsid="0026f3dc" style:font-style-asian="normal" style:font-style-complex="normal"/>
    </style:style>
    <style:style style:name="T33" style:family="text">
      <style:text-properties fo:font-style="normal" officeooo:rsid="00278101" style:font-style-asian="normal" style:font-style-complex="normal"/>
    </style:style>
    <style:style style:name="T34" style:family="text">
      <style:text-properties fo:font-style="normal" officeooo:rsid="00296399" style:font-style-asian="normal" style:font-style-complex="normal"/>
    </style:style>
    <style:style style:name="T35" style:family="text">
      <style:text-properties fo:font-style="normal" officeooo:rsid="003143fa" style:font-style-asian="normal" style:font-style-complex="normal"/>
    </style:style>
    <style:style style:name="T36" style:family="text">
      <style:text-properties fo:font-style="normal" officeooo:rsid="003a12d5" style:font-style-asian="normal" style:font-style-complex="normal"/>
    </style:style>
    <style:style style:name="T37" style:family="text">
      <style:text-properties fo:font-style="normal" officeooo:rsid="003a64c6" style:font-style-asian="normal" style:font-style-complex="normal"/>
    </style:style>
    <style:style style:name="T38" style:family="text">
      <style:text-properties fo:font-style="normal" officeooo:rsid="003ac123" style:font-style-asian="normal" style:font-style-complex="normal"/>
    </style:style>
    <style:style style:name="T39" style:family="text">
      <style:text-properties fo:font-style="normal" officeooo:rsid="003abb31" style:font-style-asian="normal" style:font-style-complex="normal"/>
    </style:style>
    <style:style style:name="T40" style:family="text">
      <style:text-properties fo:font-style="normal" officeooo:rsid="0042427c" style:font-style-asian="normal" style:font-style-complex="normal"/>
    </style:style>
    <style:style style:name="T41" style:family="text">
      <style:text-properties fo:font-style="normal" officeooo:rsid="0043a721" style:font-style-asian="normal" style:font-style-complex="normal"/>
    </style:style>
    <style:style style:name="T42" style:family="text">
      <style:text-properties fo:font-style="normal" officeooo:rsid="00462bc6" style:font-style-asian="normal" style:font-style-complex="normal"/>
    </style:style>
    <style:style style:name="T43" style:family="text">
      <style:text-properties fo:font-style="normal" officeooo:rsid="004867c4" style:font-style-asian="normal" style:font-style-complex="normal"/>
    </style:style>
    <style:style style:name="T44" style:family="text">
      <style:text-properties fo:font-style="normal" officeooo:rsid="004978c2" style:font-style-asian="normal" style:font-style-complex="normal"/>
    </style:style>
    <style:style style:name="T45" style:family="text">
      <style:text-properties fo:font-style="normal" officeooo:rsid="004a691b" style:font-style-asian="normal" style:font-style-complex="normal"/>
    </style:style>
    <style:style style:name="T46" style:family="text">
      <style:text-properties fo:font-style="normal" officeooo:rsid="004b8ddd" style:font-style-asian="normal" style:font-style-complex="normal"/>
    </style:style>
    <style:style style:name="T47" style:family="text">
      <style:text-properties fo:font-style="normal" officeooo:rsid="004ba7e5" style:font-style-asian="normal" style:font-style-complex="normal"/>
    </style:style>
    <style:style style:name="T48" style:family="text">
      <style:text-properties officeooo:rsid="001945ba"/>
    </style:style>
    <style:style style:name="T49" style:family="text">
      <style:text-properties officeooo:rsid="0026f3dc"/>
    </style:style>
    <style:style style:name="T50" style:family="text">
      <style:text-properties officeooo:rsid="003abb31"/>
    </style:style>
    <style:style style:name="T51" style:family="text">
      <style:text-properties officeooo:rsid="00462bc6"/>
    </style:style>
    <style:style style:name="T52" style:family="text">
      <style:text-properties officeooo:rsid="004a69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SIO</text:p>
      <text:p text:style-name="P47">A type safe implementation o<text:span text:style-name="T48">f</text:span> <text:span text:style-name="T5">sprintf</text:span> and more.</text:p>
      <text:h text:style-name="P82" text:outline-level="1">Introduction.</text:h>
      <text:p text:style-name="P3"/>
      <text:p text:style-name="P1">Many C++ programmers who where previously C programmers miss the convenience and conciseness of the printf family of functions.</text:p>
      <text:p text:style-name="P1">The new generation of c++ programmers don’t know what they are missing.</text:p>
      <text:p text:style-name="P1"/>
      <text:p text:style-name="P1">Take this trivial example:</text:p>
      <text:p text:style-name="P2"><text:span text:style-name="Source_20_Text">std::cout &lt;&lt; std::setw(10) &lt;&lt; std::dec &lt;&lt; 99 &lt;&lt; '\n';</text:span></text:p>
      <text:p text:style-name="P2"><text:span text:style-name="Source_20_Text"/></text:p>
      <text:p text:style-name="P4">With printf this would be:</text:p>
      <text:p text:style-name="P4"><text:span text:style-name="Source_20_Text">printf("%10d\n", 99);</text:span></text:p>
      <text:p text:style-name="P4"><text:span text:style-name="Source_20_Text"/></text:p>
      <text:p text:style-name="P4">Even for this trivial example, the printf code is smaller and arguably <text:span text:style-name="T1">more readable</text:span>.</text:p>
      <text:p text:style-name="P4"/>
      <text:p text:style-name="P5">A more realistic example would be:</text:p>
      <text:p text:style-name="P4">std::cout &lt;&lt; std::setw(10) &lt;&lt; std::setprecision(3) &lt;&lt; std::fixed &lt;&lt; std::showpos &lt;&lt; 123.45 &lt;&lt; '\n';</text:p>
      <text:p text:style-name="P4"/>
      <text:p text:style-name="P5">versus:</text:p>
      <text:p text:style-name="P5"><text:span text:style-name="Source_20_Text">printf("%+10.3f\n", 123.45);</text:span></text:p>
      <text:p text:style-name="P5"/>
      <text:p text:style-name="P20">Then why not just use the functions from the <text:span text:style-name="T5">std::printf</text:span><text:span text:style-name="T19"> family?<text:line-break/>Because they are fragile and error prone. <text:s/>When the argument does not correspond <text:s/>exactly with what the format expects, the behavior is undefined and often results in wrong output or core dumps.</text:span></text:p>
      <text:p text:style-name="P21"><text:span text:style-name="T19">Also, when the number of arguments is less than what the format expects, all kinds of havoc can </text:span><text:span text:style-name="T27">be caused.</text:span></text:p>
      <text:p text:style-name="P13"><text:s/></text:p>
      <text:p text:style-name="P6">The TSIO packages provides a type safe version of <text:span text:style-name="T5">printf</text:span>, <text:span text:style-name="T5">sprintf</text:span> and <text:span text:style-name="T5">fprintf</text:span> that write into output streams or <text:span text:style-name="T5">std::string</text:span>. <text:s/>It also offers many useful extensions.</text:p>
      <text:p text:style-name="P6"/>
      <text:p text:style-name="P6">Lastly, the TSIO package allows to write the above example as:</text:p>
      <text:p text:style-name="P7"><text:span text:style-name="Source_20_Text"><text:span text:style-name="T2">std::cout &lt;&lt; fmt(“%+10.3f”) &lt;&lt; 123.45 &lt;&lt; ‘\n’;</text:span></text:span></text:p>
      <text:p text:style-name="P7"/>
      <text:p text:style-name="P8"><text:soft-page-break/><text:span text:style-name="T3">For more information on the standard printf family of functions, you can for example go to </text:span><text:a xlink:type="simple" xlink:href="http://en.cppreference.com/w/cpp/io/c/fprintf" text:style-name="Internet_20_link" text:visited-style-name="Visited_20_Internet_20_Link"><text:span text:style-name="T3">http://en.cppreference.com/w/cpp/io/c/fprintf</text:span></text:a><text:span text:style-name="T3">.</text:span></text:p>
      <text:h text:style-name="P83" text:outline-level="1">Printf compatible functions.</text:h>
      <text:p text:style-name="P8"/>
      <text:p text:style-name="P9">The TSIO namespace contains the following printf compatible functions.</text:p>
      <text:list xml:id="list2225042108" text:style-name="L1">
        <text:list-item>
          <text:p text:style-name="P57"><text:span text:style-name="Source_20_Text"><text:span text:style-name="T3">template &lt;typename... Arguments&gt;<text:line-break/>int sprintf(std::string&amp; dest, const char* format, const Argumens&amp;... arguments)<text:line-break/><text:line-break/></text:span></text:span><text:span text:style-name="Emphasis"><text:span text:style-name="T3">s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string </text:span><text:span text:style-name="Emphasis"><text:span text:style-name="T4">dest</text:span></text:span>, <text:span text:style-name="T4">replacing the current contents of </text:span><text:span text:style-name="T6">dest.</text:span></text:p>
        </text:list-item>
        <text:list-item>
          <text:p text:style-name="P58"><text:span text:style-name="Source_20_Text"><text:span text:style-name="T3">template &lt;typename... Arguments&gt;<text:line-break/>int addsprintf(std::string&amp; dest, const char* format, const Argumens&amp;... arguments)<text:line-break/><text:line-break/></text:span></text:span><text:span text:style-name="Source_20_Text"><text:span text:style-name="T6">add</text:span></text:span><text:span text:style-name="Emphasis"><text:span text:style-name="T7">s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string </text:span><text:span text:style-name="Emphasis"><text:span text:style-name="T4">dest</text:span></text:span><text:span text:style-name="Emphasis"><text:span text:style-name="T20">, appending to the current contens of </text:span></text:span><text:span text:style-name="Emphasis"><text:span text:style-name="T6">dest</text:span></text:span><text:span text:style-name="Emphasis"><text:span text:style-name="T20">.</text:span></text:span></text:p>
        </text:list-item>
        <text:list-item>
          <text:p text:style-name="P59"><text:span text:style-name="Source_20_Text"><text:span text:style-name="T3">template &lt;typename... Arguments&gt;<text:line-break/>int fprintf(std::ostream&amp; dest, const char* format, const Argumens&amp;... arguments)<text:line-break/><text:line-break/>f</text:span></text:span><text:span text:style-name="Emphasis"><text:span text:style-name="T3">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output stream </text:span><text:span text:style-name="Emphasis"><text:span text:style-name="T4">dest</text:span></text:span><text:span text:style-name="T6">.</text:span></text:p>
        </text:list-item>
        <text:list-item>
          <text:p text:style-name="P59"><text:span text:style-name="Source_20_Text"><text:span text:style-name="T21">template &lt;typename... Arguments&gt;<text:line-break/>int </text:span></text:span><text:span text:style-name="Source_20_Text"><text:span text:style-name="T22">o</text:span></text:span><text:span text:style-name="Source_20_Text"><text:span text:style-name="T21">printf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1"> formats the </text:span><text:span text:style-name="Emphasis"><text:span text:style-name="T7">arguments</text:span></text:span><text:span text:style-name="T21"> according to the</text:span><text:span text:style-name="T20"> </text:span><text:span text:style-name="Emphasis"><text:span text:style-name="T6">format</text:span></text:span><text:span text:style-name="T20"> and outputs the result into the output stream </text:span><text:span text:style-name="Emphasis"><text:span text:style-name="T8">std::cout</text:span></text:span><text:span text:style-name="T6">.</text:span></text:p>
        </text:list-item>
        <text:list-item>
          <text:p text:style-name="P59"><text:span text:style-name="Source_20_Text"><text:span text:style-name="T21">template &lt;typename... Arguments&gt;<text:line-break/>int </text:span></text:span><text:span text:style-name="Source_20_Text"><text:span text:style-name="T22">e</text:span></text:span><text:span text:style-name="Source_20_Text"><text:span text:style-name="T21">printf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1"> formats the </text:span><text:span text:style-name="Emphasis"><text:span text:style-name="T7">arguments</text:span></text:span><text:span text:style-name="T21"> according to the</text:span><text:span text:style-name="T20"> </text:span><text:span text:style-name="Emphasis"><text:span text:style-name="T6">format</text:span></text:span><text:span text:style-name="T20"> and outputs the result into the output stream </text:span><text:span text:style-name="Emphasis"><text:span text:style-name="T8">std::cerr</text:span></text:span><text:span text:style-name="T6">.</text:span></text:p>
        </text:list-item>
        <text:list-item>
          <text:p text:style-name="P60"><text:span text:style-name="Source_20_Text"><text:span text:style-name="T21">template &lt;typename... Arguments&gt;<text:line-break/></text:span></text:span><text:span text:style-name="Source_20_Text"><text:span text:style-name="T23">std::string fstring</text:span></text:span><text:span text:style-name="Source_20_Text"><text:span text:style-name="T21">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1"> formats the </text:span><text:span text:style-name="Emphasis"><text:span text:style-name="T7">arguments</text:span></text:span><text:span text:style-name="T21"> according to the</text:span><text:span text:style-name="T20"> </text:span><text:span text:style-name="Emphasis"><text:span text:style-name="T6">format</text:span></text:span><text:span text:style-name="T20"> and </text:span><text:span text:style-name="Emphasis"><text:span text:style-name="T9">returns the result as a </text:span></text:span><text:span text:style-name="Emphasis"><text:span text:style-name="T23">std::string</text:span></text:span><text:span text:style-name="T6">.</text:span></text:p>
        </text:list-item>
      </text:list>
      <text:p text:style-name="P12"/>
      <text:p text:style-name="P48">All the <text:span text:style-name="T5">printf</text:span> compatible functions use a format string as defined for <text:span text:style-name="T5">std::printf</text:span>.</text:p>
      <text:p text:style-name="P10"/>
      <text:p text:style-name="P11">All the conversion specifiers, flags and other parameters are faithfully implemented except wide characters.</text:p>
      <text:p text:style-name="P23"><text:span text:style-name="T24">Length modifiers are ignored, because the are not required. <text:s/>This mean</text:span><text:span text:style-name="T29">s</text:span><text:span text:style-name="T24"> that the </text:span><text:span text:style-name="T25">for example </text:span><text:span text:style-name="T24">format </text:span><text:span text:style-name="Source_20_Text"><text:span text:style-name="T24">“%d”</text:span></text:span> <text:span text:style-name="T48">can be used with all integral types (</text:span><text:span text:style-name="T10">char</text:span><text:span text:style-name="T48">, </text:span><text:span text:style-name="T10">short</text:span><text:span text:style-name="T48">, </text:span><text:span text:style-name="T10">int</text:span><text:span text:style-name="T48">, </text:span><text:span text:style-name="T10">long</text:span><text:span text:style-name="T48">, </text:span><text:span text:style-name="T10">long long</text:span><text:span text:style-name="T48"> and the corresponding unsigned variants).</text:span></text:p>
      <text:p text:style-name="P23"/>
      <text:p text:style-name="P24">Many useful extensions are provided as described in the next chapter.</text:p>
      <text:p text:style-name="P49"/>
      <text:h text:style-name="Heading_20_1" text:outline-level="1">Extensions.</text:h>
      <text:p text:style-name="Text_20_body"/>
      <text:h text:style-name="Heading_20_3" text:outline-level="3">The <text:span text:style-name="T5">C</text:span><text:span text:style-name="T19"> and </text:span><text:span text:style-name="T11">S</text:span><text:span text:style-name="T31"> format specifiers.</text:span></text:h>
      <text:p text:style-name="P14"/>
      <text:p text:style-name="P25"><text:span text:style-name="T19">The </text:span><text:span text:style-name="T5">C</text:span><text:span text:style-name="T19"> and </text:span><text:span text:style-name="T5">S</text:span><text:span text:style-name="T19"> format specifiers will output a string, just like </text:span><text:span text:style-name="T5">c</text:span><text:span text:style-name="T19"> or </text:span><text:span text:style-name="T5">s</text:span><text:span text:style-name="T19"> commands, but will replace unprintable characters by either a dot (.) or, in the alternative form (</text:span><text:span text:style-name="T5">#C</text:span><text:span text:style-name="T19"> and </text:span><text:span text:style-name="T5">#S</text:span><text:span text:style-name="T19">), by an escape sequence.</text:span></text:p>
      <text:p text:style-name="P15"/>
      <text:p text:style-name="P15">Example:</text:p>
      <text:p text:style-name="P51"><text:span text:style-name="Source_20_Text">fstring("’%C %C’", '\x12', 'a')</text:span></text:p>
      <text:p text:style-name="P54">produces</text:p>
      <text:p text:style-name="P51"><text:span text:style-name="Source_20_Text">‘. a’</text:span></text:p>
      <text:p text:style-name="P55"><text:span text:style-name="Source_20_Text"><text:span text:style-name="T49">and</text:span></text:span></text:p>
      <text:p text:style-name="P52"><text:span text:style-name="Source_20_Text">fstring("’%#C %#C %#C’", '\a', 'a', '\x5')</text:span></text:p>
      <text:p text:style-name="P56">produces</text:p>
      <text:p text:style-name="P52"><text:span text:style-name="Source_20_Text">‘\\a a \\005’</text:span></text:p>
      <text:p text:style-name="P50"><text:span text:style-name="Source_20_Text"/></text:p>
      <text:p text:style-name="P56">Likewise</text:p>
      <text:p text:style-name="P53"><text:span text:style-name="Source_20_Text">fstring("’%S’", "12\a\b\f34")</text:span></text:p>
      <text:p text:style-name="P56">produces</text:p>
      <text:p text:style-name="Text_20_body"><text:span text:style-name="Source_20_Text"><text:tab/>‘12...34’</text:span></text:p>
      <text:p text:style-name="P28">and</text:p>
      <text:p text:style-name="Text_20_body"><text:span text:style-name="Source_20_Text"><text:tab/>fstring("%#S", "12\a\b\f34")</text:span></text:p>
      <text:p text:style-name="P28">produces</text:p>
      <text:p text:style-name="Text_20_body"><text:tab/><text:span text:style-name="Source_20_Text">‘12\\a\\b\\f34’</text:span></text:p>
      <text:p text:style-name="Text_20_body"/>
      <text:h text:style-name="P86" text:outline-level="3"><text:span text:style-name="T49">The </text:span><text:span text:style-name="T12">s</text:span><text:span text:style-name="T32"> format on </text:span><text:span text:style-name="T33">different value types</text:span><text:span text:style-name="T32">.</text:span></text:h>
      <text:p text:style-name="P16"/>
      <text:p text:style-name="P22"><text:span text:style-name="T19">The </text:span><text:span text:style-name="T5">s</text:span><text:span text:style-name="T19"> format specifier can be used for </text:span><text:span text:style-name="T33">many</text:span><text:span text:style-name="T19"> data types, not just </text:span><text:span text:style-name="T13">const char*</text:span><text:span text:style-name="T19">. <text:s/>It will choose an appropriate format as follows:</text:span></text:p>
      <text:list xml:id="list1413865995" text:style-name="L2">
        <text:list-item>
          <text:p text:style-name="P61"><text:span text:style-name="T19">For b</text:span><text:span text:style-name="T30">oolean</text:span><text:span text:style-name="T19"> arguments it will output the string literal </text:span><text:span text:style-name="T5">true</text:span><text:span text:style-name="T19"> or </text:span><text:span text:style-name="T5">false</text:span><text:span text:style-name="T19">.</text:span></text:p>
        </text:list-item>
        <text:list-item>
          <text:p text:style-name="P63"><text:span text:style-name="T26">F</text:span><text:span text:style-name="T19">or </text:span><text:span text:style-name="T26">other </text:span><text:span text:style-name="T19">integral arguments it will format like the </text:span><text:span text:style-name="T5">i</text:span><text:span text:style-name="T19"> specifier </text:span><text:span text:style-name="T35">for signed values and like </text:span><text:span text:style-name="T14">u</text:span><text:span text:style-name="T35"> for unsigned values</text:span><text:span text:style-name="T19">.</text:span></text:p>
        </text:list-item>
        <text:list-item>
          <text:p text:style-name="P61"><text:span text:style-name="T19">For floating point arguments it will format like the </text:span><text:span text:style-name="T5">g</text:span><text:span text:style-name="T19"> specifier.</text:span></text:p>
        </text:list-item>
        <text:list-item>
          <text:p text:style-name="P64"><text:span text:style-name="T28">F</text:span><text:span text:style-name="T19">or pointer arguments (except </text:span><text:span text:style-name="T5">const char</text:span><text:span text:style-name="T19">* of course) the </text:span><text:span text:style-name="T5">s</text:span><text:span text:style-name="T19"> specifier is not implemented.</text:span></text:p>
        </text:list-item>
      </text:list>
      <text:list xml:id="list731515190" text:style-name="L3">
        <text:list-item>
          <text:p text:style-name="P62"><text:span text:style-name="T19">The </text:span><text:span text:style-name="T5">s</text:span><text:span text:style-name="T19"> format specifier accept</text:span><text:span text:style-name="T35">s</text:span><text:span text:style-name="T19"> </text:span><text:span text:style-name="T5">std::string</text:span><text:span text:style-name="T19"> as argument.</text:span></text:p>
        </text:list-item>
      </text:list>
      <text:p text:style-name="P17"/>
      <text:p text:style-name="P18">Example:</text:p>
      <text:p text:style-name="P26"><text:span text:style-name="T19"><text:tab/></text:span><text:span text:style-name="Source_20_Text"><text:span text:style-name="T19">std::string str("This is a std::string");</text:span></text:span></text:p>
      <text:p text:style-name="P26"><text:span text:style-name="Source_20_Text"><text:span text:style-name="T19"><text:tab/>fstring("'%s %s %s %s %s'", 123, 234.567, true, false, str)</text:span></text:span></text:p>
      <text:p text:style-name="P18">produces</text:p>
      <text:p text:style-name="P26"><text:span text:style-name="T19"><text:tab/></text:span><text:span text:style-name="Source_20_Text"><text:span text:style-name="T19">'123 234.567 true false This is a std::string'</text:span></text:span></text:p>
      <text:p text:style-name="P27"><text:span text:style-name="T34">a</text:span><text:span text:style-name="T19">nd</text:span></text:p>
      <text:p text:style-name="P27"><text:span text:style-name="T19"><text:tab/></text:span><text:span text:style-name="Source_20_Text"><text:span text:style-name="T19">fstring("'%06s %5.2s %10.3s'", 123, 234.567, 98.765)</text:span></text:span></text:p>
      <text:p text:style-name="P19">produces</text:p>
      <text:p text:style-name="P27"><text:span text:style-name="T19"><text:tab/></text:span><text:span text:style-name="Source_20_Text"><text:span text:style-name="T19">'000123 2.3e+02 <text:s text:c="6"/>98.8'</text:span></text:span></text:p>
      <text:p text:style-name="P31"/>
      <text:h text:style-name="P87" text:outline-level="3">Fill characters.</text:h>
      <text:p text:style-name="P29"/>
      <text:p text:style-name="P32">The <text:span text:style-name="T5">TSIO</text:span><text:span text:style-name="T19"> package supports two types of fill characters: numeric and alphabetic fill characters.</text:span></text:p>
      <text:p text:style-name="P65">Numeric fill characters are used in formatting numeric values. <text:s/>They are inserted between the sign or the radix indicator and the value.</text:p>
      <text:p text:style-name="P65"/>
      <text:p text:style-name="P32"><text:span text:style-name="T19">The numeric fill character is specified by adding </text:span><text:span text:style-name="T5">‘x</text:span><text:span text:style-name="T19"> to the format flags. <text:s/>The zeorofill flag (</text:span><text:span text:style-name="T5">0</text:span><text:span text:style-name="T19">) sets the numeric fill character to ‘0’.</text:span></text:p>
      <text:p text:style-name="P65"/>
      <text:p text:style-name="P65">Example:</text:p>
      <text:p text:style-name="P32"><text:span text:style-name="Source_20_Text"><text:span text:style-name="T19"><text:s text:c="4"/>fstring("%'*7d', %#'*7x", -23, 0xab)</text:span></text:span></text:p>
      <text:p text:style-name="P33"><text:span text:style-name="T36">p</text:span><text:span text:style-name="T19">roduces:</text:span></text:p>
      <text:p text:style-name="P33"><text:span text:style-name="Source_20_Text"><text:span text:style-name="T19"><text:s text:c="4"/>-****23', 0x***ab</text:span></text:span></text:p>
      <text:p text:style-name="P66"/>
      <text:p text:style-name="P66">The alphabetic fill characters are used in formatting both numeric and alphabetic data. <text:s/>Theu are inserted outside the value (including sign and radix indicator).</text:p>
      <text:p text:style-name="P66"/>
      <text:p text:style-name="P66">The alphabetic fill character is specified by adding “x to the format flags. <text:s/>Don’t forget to escape the <text:s/>quote character in the format string.</text:p>
      <text:p text:style-name="P66"/>
      <text:p text:style-name="P66">Example:</text:p>
      <text:p text:style-name="P33"><text:span text:style-name="Source_20_Text"><text:span text:style-name="T19"><text:s text:c="4"/>fstring("%\"*7d', %#\"*7x", -23, 0xab)</text:span></text:span></text:p>
      <text:p text:style-name="P34"><text:span text:style-name="T37">p</text:span><text:span text:style-name="T19">roduces:</text:span></text:p>
      <text:p text:style-name="P34"><text:span text:style-name="Source_20_Text"><text:span text:style-name="T19"><text:s text:c="4"/>****-23', ***0xab</text:span></text:span></text:p>
      <text:p text:style-name="P67">and</text:p>
      <text:p text:style-name="P34"><text:span text:style-name="Source_20_Text"><text:span text:style-name="T19"><text:s text:c="4"/>fstring("%\"*20s", "abc")</text:span></text:span></text:p>
      <text:p text:style-name="P67">produces:</text:p>
      <text:p text:style-name="P34"><text:span text:style-name="Source_20_Text"><text:span text:style-name="T19"><text:s text:c="4"/>*****************abc</text:span></text:span></text:p>
      <text:p text:style-name="P67"/>
      <text:h text:style-name="P85" text:outline-level="3">Centering text.</text:h>
      <text:p text:style-name="P35"/>
      <text:p text:style-name="P35">Text can be centered by adding the <text:span text:style-name="T5">^</text:span><text:span text:style-name="T19"> flag to the format. <text:s/>The alphabetic fill character will be used to fill the areas left and right of the text.</text:span></text:p>
      <text:p text:style-name="P68">The centering works on all values, numeric and alphabetic.</text:p>
      <text:p text:style-name="P35"><text:span text:style-name="T19">Example:<text:line-break/> <text:s text:c="3"/></text:span><text:span text:style-name="Source_20_Text"><text:span text:style-name="T19">fstring("’%^20s’", "1234")</text:span></text:span></text:p>
      <text:p text:style-name="P36"><text:span text:style-name="T38">P</text:span><text:span text:style-name="T19">roduces:</text:span></text:p>
      <text:p text:style-name="P36"><text:span text:style-name="Source_20_Text"><text:span text:style-name="T19"><text:s text:c="4"/>‘ <text:s text:c="7"/>1234 <text:s text:c="7"/>‘</text:span></text:span></text:p>
      <text:p text:style-name="P68"/>
      <text:h text:style-name="P89" text:outline-level="3">Containers as arguments.</text:h>
      <text:p text:style-name="P43"/>
      <text:p text:style-name="P43">When a <text:span text:style-name="T5">std::vector</text:span><text:span text:style-name="T19">, </text:span><text:span text:style-name="T5">std::array, std::set, std::unordered_</text:span><text:span text:style-name="T17">set</text:span><text:span text:style-name="T5">, </text:span><text:span text:style-name="T17">std::multiset, std::unordered_multiset, std::deque, std::list </text:span><text:span text:style-name="T43">or</text:span><text:span text:style-name="T17"> std::forward</text:span><text:span text:style-name="T19"> is passed as a parameter, all elements of the container will be printed with the same format.</text:span></text:p>
      <text:p text:style-name="P69"/>
      <text:p text:style-name="P69">Example:</text:p>
      <text:p text:style-name="P43"><text:span text:style-name="Source_20_Text"><text:span text:style-name="T19"><text:s text:c="4"/>std::vector&lt;int&gt; v = {10, 200, 3000 };</text:span></text:span></text:p>
      <text:p text:style-name="P43"><text:span text:style-name="Source_20_Text"><text:span text:style-name="T19"><text:s text:c="4"/>fstring("vector { %10d }", v)</text:span></text:span></text:p>
      <text:p text:style-name="P69">produces:</text:p>
      <text:p text:style-name="P43"><text:span text:style-name="Source_20_Text"><text:span text:style-name="T19"><text:s text:c="4"/>vector { <text:s text:c="8"/>10 <text:s text:c="6"/>200 <text:s text:c="5"/>3000 }</text:span></text:span></text:p>
      <text:p text:style-name="P69"/>
      <text:p text:style-name="P72">The container format allows to format the elements of any class that has implementations for <text:span text:style-name="T5">begin</text:span> ans <text:span text:style-name="T5">end</text:span>. <text:s/>The container format allows to add a prefix and postfix to every element being formatted.</text:p>
      <text:p text:style-name="P72"/>
      <text:p text:style-name="P72">The container format is specified with the <text:span text:style-name="T5">%[</text:span> format specifier. <text:s/>The syntax of this specifier is</text:p>
      <text:p text:style-name="P76"><text:span text:style-name="T5">%[xxxxx%fffyyyy%] </text:span>where <text:span text:style-name="T5">xxxxx</text:span><text:span text:style-name="T19"> is the prefix, </text:span><text:span text:style-name="T5">yyyy </text:span><text:span text:style-name="T19">is the postfix and </text:span><text:span text:style-name="T5">fff</text:span><text:span text:style-name="T19"> </text:span><text:span text:style-name="T46">is </text:span><text:span text:style-name="T19">the format to be used for each element.</text:span></text:p>
      <text:p text:style-name="P76"><text:span text:style-name="T47">An</text:span><text:span text:style-name="T19"> example will make this clear:</text:span></text:p>
      <text:p text:style-name="P76"><text:span text:style-name="Source_20_Text"><text:span text:style-name="T19"><text:s text:c="4"/>std::vector&lt;int&gt; v = { 9, 8, 7, 6 };</text:span></text:span></text:p>
      <text:p text:style-name="P76"><text:span text:style-name="Source_20_Text"><text:span text:style-name="T19"><text:s text:c="4"/>fstring("%[v=%d, %]", v)</text:span></text:span></text:p>
      <text:p text:style-name="P76"><text:span text:style-name="Source_20_Text"><text:span text:style-name="T19"><text:s text:c="4"/>// <text:s text:c="8"/></text:span></text:span><text:span text:style-name="Source_20_Text"><text:span text:style-name="T47">^^ prefix</text:span></text:span></text:p>
      <text:p text:style-name="P76"><text:span text:style-name="Source_20_Text"><text:span text:style-name="T47"><text:s text:c="4"/>// <text:s text:c="10"/>^^ format to be executed for each element</text:span></text:span></text:p>
      <text:p text:style-name="P76"><text:span text:style-name="Source_20_Text"><text:span text:style-name="T47"><text:s text:c="4"/>// <text:s text:c="12"/>^^ postfix</text:span></text:span></text:p>
      <text:p text:style-name="P77"><text:span text:style-name="T44">p</text:span><text:span text:style-name="T19">roduces:</text:span></text:p>
      <text:p text:style-name="P77"><text:span text:style-name="Source_20_Text"><text:span text:style-name="T19"><text:s text:c="4"/>v=9, v=8, v=7, v=6,</text:span></text:span></text:p>
      <text:p text:style-name="P73">The extra comma at the end of the output is of course annoying, but this can be cured with the <text:span text:style-name="T5">#</text:span> flag. <text:s/>This flag suppresses the postfix on the last element.</text:p>
      <text:p text:style-name="P74">Example:</text:p>
      <text:p text:style-name="P73"><text:span text:style-name="Source_20_Text"><text:s text:c="4"/>fstring("{ %#[v=%d, %] }", v)</text:span></text:p>
      <text:p text:style-name="P77">produces:</text:p>
      <text:p text:style-name="P78"><text:span text:style-name="Source_20_Text"><text:span text:style-name="T52"><text:s text:c="4"/>{ v=9, v=8, v=7, v=6 }</text:span></text:span></text:p>
      <text:p text:style-name="P80"><text:span text:style-name="T52">Since </text:span><text:span text:style-name="T18">begin</text:span><text:span text:style-name="T45"> and </text:span><text:span text:style-name="T18">end</text:span><text:span text:style-name="T45"> are declared for arrays, the following also works.</text:span></text:p>
      <text:p text:style-name="P79"><text:span text:style-name="T45">E</text:span><text:span text:style-name="T19">xample:</text:span></text:p>
      <text:p text:style-name="P77"><text:span text:style-name="Source_20_Text"><text:span text:style-name="T19"><text:s text:c="4"/></text:span></text:span><text:span text:style-name="Source_20_Text"><text:span text:style-name="T47">double</text:span></text:span><text:span text:style-name="Source_20_Text"><text:span text:style-name="T19"> fa[] = { 1.2, 2.3, 3.4, 4.55555 };</text:span></text:span></text:p>
      <text:p text:style-name="P77"><text:span text:style-name="Source_20_Text"><text:span text:style-name="T19"><text:s text:c="4"/>fstring("{ %#[v=%.2f, %] }", fa)</text:span></text:span></text:p>
      <text:p text:style-name="P77"><text:span text:style-name="T19">produces:</text:span></text:p>
      <text:p text:style-name="P77"><text:span text:style-name="Source_20_Text"><text:span text:style-name="T19"><text:s text:c="4"/>{ v=1.20, v=2.30, v=3.40, v=4.56 }</text:span></text:span></text:p>
      <text:p text:style-name="P81"><text:span text:style-name="Source_20_Text"><text:span text:style-name="T19"/></text:span></text:p>
      <text:h text:style-name="P84" text:outline-level="3">Repeating formats.</text:h>
      <text:p text:style-name="P30"/>
      <text:p text:style-name="P43">The <text:span text:style-name="T5">tsio</text:span><text:span text:style-name="T19"> package provides repeating formats. <text:s/>A repeating format is a format that is executed "abcabcabcabcabcfor multiple consecutive arguments.</text:span></text:p>
      <text:p text:style-name="P43"><text:span text:style-name="T19">A repeating format starts with </text:span><text:span text:style-name="T5">%n{</text:span><text:span text:style-name="T19"> where n is an integer value that specifies the repeat count and ends with </text:span><text:span text:style-name="T5">%}</text:span><text:span text:style-name="T19">. <text:s/>All the text and format specifications betwee</text:span><text:span text:style-name="T42">n</text:span><text:span text:style-name="T19"> these markers are repeated. <text:s/>Enough parameters must be passed to satisfy all these format specifiers.</text:span></text:p>
      <text:p text:style-name="P69">Example:</text:p>
      <text:p text:style-name="P44"><text:span text:style-name="Source_20_Text"><text:span text:style-name="T41"><text:s text:c="4"/></text:span></text:span><text:span text:style-name="Source_20_Text">fstring("%10{-=%}")</text:span></text:p>
      <text:p text:style-name="P45">produces:</text:p>
      <text:p text:style-name="P45"><text:span text:style-name="Source_20_Text"><text:s text:c="4"/>-=-=-=-=-=-=-=-=-=-=</text:span></text:p>
      <text:p text:style-name="P45">and</text:p>
      <text:p text:style-name="P45"><text:span text:style-name="Source_20_Text"><text:s text:c="4"/>fstring("repeat: %3{%4d%}", 1, 22, 333)</text:span></text:p>
      <text:p text:style-name="P45">produces:</text:p>
      <text:p text:style-name="P45"><text:span text:style-name="Source_20_Text"><text:s text:c="4"/>repeat: <text:s text:c="2"/>1 <text:s/>22 333</text:span></text:p>
      <text:p text:style-name="P46"/>
      <text:p text:style-name="P45">Repeating format can be nested without any practical limit.</text:p>
      <text:p text:style-name="P45">It is possible to spe<text:span text:style-name="T51">ci</text:span>fy the re<text:span text:style-name="T51">pe</text:span>at count at execution time using the <text:span text:style-name="T5">*</text:span><text:span text:style-name="T19"> notation.</text:span></text:p>
      <text:p text:style-name="P70">Example:</text:p>
      <text:p text:style-name="P45"><text:span text:style-name="Source_20_Text"><text:span text:style-name="T19"><text:s text:c="4"/>fstring("%*{abc%}", 5)</text:span></text:span></text:p>
      <text:p text:style-name="P70">produces:</text:p>
      <text:p text:style-name="P45"><text:span text:style-name="Source_20_Text"><text:span text:style-name="T19"><text:s text:c="4"/>abcabcabcabcabc</text:span></text:span></text:p>
      <text:h text:style-name="P88" text:outline-level="3"><text:span text:style-name="T50">The </text:span><text:span text:style-name="T15">fmt</text:span><text:span text:style-name="T39"> io manipulator.</text:span></text:h>
      <text:p text:style-name="P30"/>
      <text:p text:style-name="P37">The <text:span text:style-name="T5">tsio::fmt</text:span><text:span text:style-name="T19"> io manipulator allows to set </text:span><text:span text:style-name="T5">std::osttream</text:span><text:span text:style-name="T19"> flags according to a printf like format.</text:span></text:p>
      <text:p text:style-name="P37"><text:span text:style-name="T19">Although the format uses the same syntax as </text:span><text:span text:style-name="T5">tsio::sprintf</text:span><text:span text:style-name="T19">, it does not implement all its features. <text:s/>Only the features are implemented that have an equivalent in the </text:span><text:span text:style-name="T5">ostream</text:span><text:span text:style-name="T19"> flags.</text:span></text:p>
      <text:p text:style-name="P37"><text:span text:style-name="T19">For example, the </text:span><text:span text:style-name="T5">space if positive</text:span><text:span text:style-name="T19"> flag from printf has no equivalence in </text:span><text:span text:style-name="T5">ostream’</text:span></text:p>
      <text:p text:style-name="P38"><text:span text:style-name="T19">Some formats, like the </text:span><text:span text:style-name="T5">g</text:span><text:span text:style-name="T19"> format reproduce different results.</text:span></text:p>
      <text:p text:style-name="P71">An example will make its usage clear:</text:p>
      <text:p text:style-name="P39"><text:s text:c="7"/><text:span text:style-name="Source_20_Text"><text:s/>std::string str;</text:span></text:p>
      <text:p text:style-name="P39"><text:span text:style-name="Source_20_Text"><text:s text:c="4"/>short s = 123;</text:span></text:p>
      <text:p text:style-name="P39"><text:span text:style-name="Source_20_Text"><text:s text:c="4"/>int i = 42;</text:span></text:p>
      <text:p text:style-name="P39"><text:span text:style-name="Source_20_Text"><text:s text:c="4"/>float f = float(234.567);</text:span></text:p>
      <text:p text:style-name="P39"><text:span text:style-name="Source_20_Text"><text:s text:c="4"/>double d = 345.678;</text:span></text:p>
      <text:p text:style-name="P39"><text:span text:style-name="Source_20_Text"><text:s text:c="4"/>const char* ch = "Don't panic";</text:span></text:p>
      <text:p text:style-name="P39"><text:span text:style-name="Source_20_Text"/></text:p>
      <text:p text:style-name="P40"><text:span text:style-name="Source_20_Text"><text:s text:c="4"/>std::cout &lt;&lt; fmt("%-15s") &lt;&lt; ch &lt;&lt; ',' &lt;&lt; fmt("%12i") &lt;&lt; s</text:span></text:p>
      <text:p text:style-name="P40"><text:span text:style-name="Source_20_Text"><text:s text:c="8"/>&lt;&lt; ',' &lt;&lt; fmt("d") &lt;&lt; i &lt;&lt; ',' &lt;&lt; fmt("12.2f") &lt;&lt; f</text:span></text:p>
      <text:p text:style-name="P40"><text:span text:style-name="Source_20_Text"><text:s text:c="8"/>&lt;&lt; ',' &lt;&lt; fmt("%7.1E") &lt;&lt; d &lt;&lt; ',' &lt;&lt; fmt("a") &lt;&lt; d</text:span></text:p>
      <text:p text:style-name="P40"><text:span text:style-name="Source_20_Text"><text:s text:c="8"/>&lt;&lt; fmt() &lt;&lt; '\n';</text:span></text:p>
      <text:p text:style-name="P41">produces:</text:p>
      <text:p text:style-name="P41"><text:span text:style-name="Source_20_Text"><text:s text:c="4"/>"Don't panic <text:s text:c="3"/>, <text:s text:c="8"/>123,42,</text:span></text:p>
      <text:p text:style-name="P41"><text:span text:style-name="Source_20_Text"><text:s text:c="5"/>234.57,3.5E+02,0x1.59ad916872b02p+8"</text:span></text:p>
      <text:p text:style-name="P41">The <text:span text:style-name="T5">fmt</text:span><text:span text:style-name="T19"> io </text:span><text:span text:style-name="T40">manipulator clears all </text:span><text:span text:style-name="T16">ostream</text:span><text:span text:style-name="T40"> flags when it starts. <text:s/>It then sets the flag as required by the format. <text:s/>After the next value is printed, the flags keep the newly set values except </text:span><text:span text:style-name="T16">width</text:span><text:span text:style-name="T40"> that is reset to default.</text:span></text:p>
      <text:p text:style-name="P42"><text:span text:style-name="T40">T</text:span><text:span text:style-name="T19">he call to </text:span><text:span text:style-name="T5">fmt()</text:span><text:span text:style-name="T19"> without any format resets all flags to their default valu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21:27:29.610266008</meta:creation-date>
    <dc:date>2018-02-25T12:18:36.094628378</dc:date>
    <meta:editing-duration>PT2H10M38S</meta:editing-duration>
    <meta:editing-cycles>22</meta:editing-cycles>
    <meta:generator>LibreOffice/5.4.5.1$Linux_x86 LibreOffice_project/40$Build-1</meta:generator>
    <meta:document-statistic meta:table-count="0" meta:image-count="0" meta:object-count="0" meta:page-count="13" meta:paragraph-count="159" meta:word-count="1425" meta:character-count="9306" meta:non-whitespace-character-count="7755"/>
  </office:meta>
</office:document-meta>
</file>